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ReadSetting</text:h>
                    <text:list>
                        <text:list-item>
                            <text:h text:style-name="Heading_20_2" text:outline-level="2">Description</text:h>
                        </text:list-item>
                    </text:list>
                </text:list-item>
            </text:list>

            <text:p text:style-name="Standard"/>

            <text:p text:style-name="Standard"><text:span>This action, for the defined key name, returns the saved value, or </text:span><text:span text:style-name="backtick">null</text:span><text:span> if that key does not exist, from the </text:span><text:span text:style-name="T1">.eez-project-runtime-settings</text:span><text:span> file (it's the same file where persistent variables are saved).</text:span></text:p><text:span> </text:span><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whose value is to be retriev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put.</text:span></text:p><text:span> </text:span>
                            <text:p text:style-name="Standard"/>,
                            <text:list xml:id="list51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obtained </text:span><text:span text:style-name="backtick">Value</text:span><text:span> of the defined </text:span><text:span text:style-name="backtick">Key</text:span><text:span> is sent through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